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900000273163E4D4F0BCAE9D2.png" manifest:media-type="image/png"/>
  <manifest:file-entry manifest:full-path="Pictures/100002010000029E00000287E92AA5CD4DB280D9.png" manifest:media-type="image/png"/>
  <manifest:file-entry manifest:full-path="Pictures/100002010000012C000002547EE4C7DE72C4561F.png" manifest:media-type="image/png"/>
  <manifest:file-entry manifest:full-path="Pictures/100002010000016100000273CFFF4D40FCBE8FC1.png" manifest:media-type="image/png"/>
  <manifest:file-entry manifest:full-path="Pictures/100002010000006D0000006F70DF2BDF077D3703.png" manifest:media-type="image/png"/>
  <manifest:file-entry manifest:full-path="Pictures/100002010000016F0000027332B4EB887117C464.png" manifest:media-type="image/png"/>
  <manifest:file-entry manifest:full-path="Pictures/10000201000002D0000002D0A9B5A7FBA8E0139A.png" manifest:media-type="image/png"/>
  <manifest:file-entry manifest:full-path="Pictures/100002010000012C0000025440A93A9312C39758.png" manifest:media-type="image/png"/>
  <manifest:file-entry manifest:full-path="Pictures/100002010000010A00000155694674B78A765AA7.png" manifest:media-type="image/png"/>
  <manifest:file-entry manifest:full-path="Pictures/100002010000016E0000027350E3617B9EF19303.png" manifest:media-type="image/png"/>
  <manifest:file-entry manifest:full-path="Pictures/100002010000012C00000254EE8ACE6D6CDE94A2.png" manifest:media-type="image/png"/>
  <manifest:file-entry manifest:full-path="Pictures/100000000000016F0000027302DF560346E65BF4.png" manifest:media-type="image/png"/>
  <manifest:file-entry manifest:full-path="Pictures/100002010000012C00000254BF1018F615E84D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Karumbi" svg:font-family="Karumb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492cm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763cm"/>
    </style:style>
    <style:style style:name="gr5" style:family="graphic" style:parent-style-name="standard">
      <style:graphic-properties draw:stroke="none" draw:fill="none" fo:min-height="7.295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59cm" svg:stroke-color="#00b27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objectwithoutfill">
      <style:graphic-properties svg:stroke-width="0.159cm" svg:stroke-color="#00b274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10" style:family="graphic" style:parent-style-name="objectwithoutfill">
      <style:graphic-properties svg:stroke-width="0.159cm" svg:stroke-color="#00b274" draw:marker-start-width="0.359cm" draw:marker-end-width="0.359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00b274" draw:marker-start-width="0.321cm" draw:marker-end-width="0.321cm" draw:fill="none" draw:textarea-vertical-align="middle" fo:padding-top="0.203cm" fo:padding-bottom="0.203cm" fo:padding-left="0.328cm" fo:padding-right="0.328cm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59cm" svg:stroke-color="#1b75bc" draw:marker-start-width="0.359cm" draw:marker-end-width="0.359cm" draw:fill="none" draw:textarea-vertical-align="middle" fo:padding-top="0.204cm" fo:padding-bottom="0.204cm" fo:padding-left="0.329cm" fo:padding-right="0.329cm"/>
    </style:style>
    <style:style style:name="gr14" style:family="graphic" style:parent-style-name="objectwithoutfill">
      <style:graphic-properties svg:stroke-width="0.159cm" svg:stroke-color="#1b75bc" draw:marker-start-width="0.358cm" draw:marker-end-width="0.358cm" draw:fill="none" draw:textarea-vertical-align="middle" fo:padding-top="0.203cm" fo:padding-bottom="0.203cm" fo:padding-left="0.328cm" fo:padding-right="0.328cm"/>
    </style:style>
    <style:style style:name="gr15" style:family="graphic" style:parent-style-name="objectwithoutfill">
      <style:graphic-properties svg:stroke-width="0.159cm" svg:stroke-color="#8f187c" draw:marker-start-width="0.359cm" draw:marker-end-width="0.359cm" draw:fill="none" draw:textarea-vertical-align="middle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159cm" svg:stroke-color="#820f71" draw:marker-start-width="0.358cm" draw:marker-end-width="0.358cm" draw:fill="none" draw:textarea-vertical-align="middle" fo:padding-top="0.203cm" fo:padding-bottom="0.203cm" fo:padding-left="0.328cm" fo:padding-right="0.328cm"/>
    </style:style>
    <style:style style:name="gr17" style:family="graphic" style:parent-style-name="objectwithoutfill">
      <style:graphic-properties svg:stroke-width="0.159cm" svg:stroke-color="#820f71" draw:marker-start-width="0.359cm" draw:marker-end-width="0.359cm" draw:fill="none" draw:textarea-vertical-align="middle" fo:padding-top="0.204cm" fo:padding-bottom="0.204cm" fo:padding-left="0.329cm" fo:padding-right="0.329cm"/>
    </style:style>
    <style:style style:name="gr18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1.569cm, 0.343cm, 1.327cm, 0.143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401cm"/>
    </style:style>
    <style:style style:name="gr21" style:family="graphic" style:parent-style-name="standard">
      <style:graphic-properties draw:stroke="none" draw:fill="none" fo:min-height="7.296cm"/>
    </style:style>
    <style:style style:name="gr22" style:family="graphic" style:parent-style-name="objectwithoutfill">
      <style:graphic-properties draw:stroke="solid" svg:stroke-width="0.106cm" svg:stroke-color="#cd40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margin-left="0cm" fo:margin-right="0cm" fo:margin-top="0.1cm" fo:margin-bottom="0.1cm" fo:line-height="2.8cm" fo:text-indent="0cm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2.8cm" fo:text-indent="0cm"/>
      <style:text-properties fo:font-variant="normal" fo:text-transform="none" style:use-window-font-color="true" style:text-outline="false" style:text-line-through-style="none" style:text-line-through-type="none" style:font-name="Karumbi" fo:font-size="147pt" fo:letter-spacing="0.12cm" fo:font-style="normal" fo:text-shadow="none" style:text-underline-style="none" fo:font-weight="normal" style:letter-kerning="true" style:font-name-asian="Noto Sans CJK SC Regular" style:font-size-asian="147pt" style:font-style-asian="normal" style:font-weight-asian="normal" style:font-name-complex="Lohit Devanagari" style:font-size-complex="147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style:font-name="Karumbi" fo:font-size="230pt" fo:letter-spacing="0.258cm" fo:font-weight="bold" style:font-size-asian="230pt" style:font-size-complex="230pt"/>
    </style:style>
    <style:style style:name="P6" style:family="paragraph">
      <loext:graphic-properties draw:fill="none"/>
      <style:text-properties fo:color="#333333" style:font-name="Karumbi"/>
    </style:style>
    <style:style style:name="P7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line-height="2.7cm"/>
    </style:style>
    <style:style style:name="P9" style:family="paragraph">
      <loext:graphic-properties draw:fill="none" draw:fill-color="#ffffff"/>
      <style:paragraph-properties fo:line-height="3.5cm"/>
      <style:text-properties fo:color="#333333"/>
    </style:style>
    <style:style style:name="P10" style:family="paragraph">
      <loext:graphic-properties draw:fill="none"/>
      <style:text-properties fo:color="#303030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Karumbi" fo:font-size="147pt" fo:letter-spacing="0.12cm" fo:font-style="normal" fo:text-shadow="none" style:text-underline-style="none" fo:font-weight="bold" style:letter-kerning="true" style:font-name-asian="Liberation Sans1" style:font-size-asian="147pt" style:font-style-asian="normal" style:font-weight-asian="bold" style:font-name-complex="Liberation Sans1" style:font-size-complex="147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Karumbi" fo:font-size="147pt" fo:letter-spacing="0.12cm" fo:font-style="normal" fo:text-shadow="none" style:text-underline-style="none" fo:font-weight="bold" style:letter-kerning="true" style:font-name-asian="Noto Sans CJK SC Regular" style:font-size-asian="147pt" style:font-style-asian="normal" style:font-weight-asian="bold" style:font-name-complex="Lohit Devanagari" style:font-size-complex="147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Karumbi" fo:font-size="147pt" fo:letter-spacing="0.12cm" fo:font-style="normal" fo:text-shadow="none" style:text-underline-style="none" fo:font-weight="normal" style:letter-kerning="true" style:font-name-asian="Noto Sans CJK SC Regular" style:font-size-asian="147pt" style:font-style-asian="normal" style:font-weight-asian="normal" style:font-name-complex="Lohit Devanagari" style:font-size-complex="14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e1557a" style:text-outline="false" style:text-line-through-style="none" style:text-line-through-type="none" style:font-name="Karumbi" fo:font-size="147pt" fo:letter-spacing="0.12cm" fo:font-style="normal" fo:text-shadow="none" style:text-underline-style="none" fo:font-weight="bold" style:letter-kerning="true" style:font-name-asian="Noto Sans CJK SC Regular" style:font-size-asian="147pt" style:font-style-asian="normal" style:font-weight-asian="bold" style:font-name-complex="Lohit Devanagari" style:font-size-complex="14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e1557a" style:text-outline="false" style:text-line-through-style="none" style:text-line-through-type="none" style:font-name="Karumbi" fo:font-size="207pt" fo:letter-spacing="0.258cm" fo:font-style="normal" fo:text-shadow="none" style:text-underline-style="none" fo:font-weight="bold" style:letter-kerning="true" style:font-name-asian="Noto Sans CJK SC Regular" style:font-size-asian="207pt" style:font-style-asian="normal" style:font-weight-asian="normal" style:font-name-complex="Lohit Devanagari" style:font-size-complex="20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Karumbi" fo:font-size="207pt" fo:letter-spacing="0.258cm" fo:font-style="normal" fo:text-shadow="none" style:text-underline-style="none" fo:font-weight="bold" style:letter-kerning="true" style:font-name-asian="Noto Sans CJK SC Regular" style:font-size-asian="207pt" style:font-style-asian="normal" style:font-weight-asian="normal" style:font-name-complex="Lohit Devanagari" style:font-size-complex="20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style:font-name="Karumbi" fo:font-size="154.699996948242pt" fo:font-weight="bold" style:font-size-asian="154.699996948242pt" style:font-weight-asian="bold" style:font-size-complex="154.699996948242pt" style:font-weight-complex="bold"/>
    </style:style>
    <style:style style:name="T8" style:family="text">
      <style:text-properties fo:font-variant="normal" fo:text-transform="none" fo:color="#333333" style:text-outline="false" style:text-line-through-style="none" style:text-line-through-type="none" style:font-name="Karumbi" fo:font-size="147pt" fo:letter-spacing="0.12cm" fo:font-style="normal" fo:text-shadow="none" style:text-underline-style="none" fo:font-weight="bold" style:letter-kerning="true" style:font-name-asian="Noto Sans CJK SC Regular" style:font-size-asian="147pt" style:font-style-asian="normal" style:font-weight-asian="bold" style:font-name-complex="Lohit Devanagari" style:font-size-complex="147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303030" style:font-name="Karumbi" fo:font-size="154.699996948242pt" fo:font-weight="bold" style:font-size-asian="154.699996948242pt" style:font-weight-asian="bold" style:font-size-complex="154.6999969482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1.2cm" svg:height="11.742cm" svg:x="2.6cm" svg:y="3.058cm">
          <draw:text-box>
            <text:p text:style-name="P1"><text:span text:style-name="T1">"</text:span><text:span text:style-name="T2">One</text:span><text:span text:style-name="T3"> </text:span><text:span text:style-name="T4">test</text:span><text:span text:style-name="T3"> </text:span><text:span text:style-name="T2">a day keeps </text:span><text:span text:style-name="T4">stress</text:span><text:span text:style-name="T3"> </text:span><text:span text:style-name="T2">away</text:span><text:span text:style-name="T1">"</text:span></text:p>
          </draw:text-box>
        </draw:frame>
        <draw:frame draw:style-name="gr2" draw:text-style-name="P3" draw:layer="layout" svg:width="7.668cm" svg:height="7.668cm" draw:transform="skewX (-0.000523598775598291) rotate (0.263544717051144) translate (18.995cm 8.598cm)">
          <draw:image xlink:href="Pictures/10000201000002D0000002D0A9B5A7FBA8E0139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4" draw:text-style-name="P5" draw:layer="layout" svg:width="28cm" svg:height="10.013cm" svg:x="0.4cm" svg:y="3.05cm">
          <draw:text-box>
            <text:p><text:span text:style-name="T5">PRiM</text:span><text:span text:style-name="T6">PRoM</text:span></text:p>
          </draw:text-box>
        </draw:frame>
        <draw:frame draw:style-name="gr2" draw:text-style-name="P3" draw:layer="layout" svg:width="2.275cm" svg:height="2.316cm" svg:x="25.125cm" svg:y="4.284cm">
          <draw:image xlink:href="Pictures/100002010000006D0000006F70DF2BDF077D370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5" draw:text-style-name="P6" draw:layer="layout" svg:width="12.995cm" svg:height="7.545cm" svg:x="7.503cm" svg:y="4.103cm">
          <draw:text-box>
            <text:p><text:span text:style-name="T7">USER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path draw:style-name="gr6" draw:text-style-name="P3" draw:layer="layout" svg:width="0.255cm" svg:height="2.718cm" svg:x="12.113cm" svg:y="2.683cm" svg:viewBox="0 0 256 2719" svg:d="M234 0c0 428 50 860 0 1286-52 442-295 865-220 1323v110">
          <text:p/>
        </draw:path>
        <draw:path draw:style-name="gr7" draw:text-style-name="P3" draw:layer="layout" svg:width="1.689cm" svg:height="1.385cm" svg:x="11.466cm" svg:y="4.41cm" svg:viewBox="0 0 1690 1386" svg:d="M0 0c287 372 294 922 624 1250 504 500 763-517 992-846l74-220">
          <text:p/>
        </draw:path>
        <draw:frame draw:style-name="gr5" draw:text-style-name="P6" draw:layer="layout" svg:width="12.995cm" svg:height="7.545cm" svg:x="7.503cm" svg:y="4.103cm">
          <draw:text-box>
            <text:p><text:span text:style-name="T7">USERS</text:span></text:p>
          </draw:text-box>
        </draw:frame>
        <draw:path draw:style-name="gr8" draw:text-style-name="P7" draw:layer="layout" svg:width="1.163cm" svg:height="1.066cm" draw:transform="skewX (-0.0457276264022514) rotate (-1.72037104369081) translate (10.7214638366008cm 1.11620685363989cm)" svg:viewBox="0 0 1164 1067" svg:d="M259 858c249 13 650-358 738-83 110 340-461 189-695 271-414 144-315-473-210-665 245-444 730 451 494 483-230 31-227-625 101-822 283-171 496 219 448 490l29 274-92 236">
          <text:p/>
        </draw:path>
        <draw:path draw:style-name="gr9" draw:text-style-name="P7" draw:layer="layout" svg:width="0.698cm" svg:height="0.739cm" svg:x="11.102cm" svg:y="1.401cm" svg:viewBox="0 0 699 740" svg:d="M0 370c232-24 848 69 666-277-117-221-756-16-555 277l55 231 333 139h139">
          <text:p/>
        </draw:path>
        <draw:path draw:style-name="gr8" draw:text-style-name="P7" draw:layer="layout" svg:width="0.64cm" svg:height="0.44cm" draw:transform="skewX (0.0965167076352863) rotate (-1.24127816401837) translate (12.7456825011044cm 1.38897158044709cm)" svg:viewBox="0 0 641 441" svg:d="M0 353c96-90 837 262 251-31-539-269 172-381 316-292l74-4">
          <text:p/>
        </draw:path>
        <draw:path draw:style-name="gr9" draw:text-style-name="P7" draw:layer="layout" svg:width="0.698cm" svg:height="0.739cm" svg:x="13.401cm" svg:y="1.401cm" svg:viewBox="0 0 699 740" svg:d="M0 370c232-24 848 69 666-277-117-221-756-16-555 277l55 231 333 139h139">
          <text:p/>
        </draw:path>
        <draw:g>
          <draw:g>
            <draw:path draw:style-name="gr10" draw:text-style-name="P7" draw:layer="layout" svg:width="0.788cm" svg:height="1.154cm" draw:transform="skewX (0.180816110506613) rotate (2.51065612899384) translate (14.7668857387092cm 2.20141699273337cm)" svg:viewBox="0 0 789 1155" svg:d="M472 1119c628 179 151-365 14-473-223-177-293-449-486-646">
              <text:p/>
            </draw:path>
            <draw:polyline draw:style-name="gr11" draw:text-style-name="P7" draw:layer="layout" svg:width="0.526cm" svg:height="0.045cm" svg:x="14.601cm" svg:y="1.532cm" svg:viewBox="0 0 527 46" draw:points="0,0 305,0 527,46">
              <text:p/>
            </draw:polyline>
          </draw:g>
          <draw:g>
            <draw:path draw:style-name="gr10" draw:text-style-name="P7" draw:layer="layout" svg:width="0.695cm" svg:height="0.245cm" draw:transform="skewX (0.0773180858633488) rotate (-1.31021866947214) translate (15.7881938588947cm 1.47427538745473cm)" svg:viewBox="0 0 696 246" svg:d="M0 8c250-41 492 80 696 238">
              <text:p/>
            </draw:path>
            <draw:line draw:style-name="gr10" draw:text-style-name="P7" draw:layer="layout" svg:x1="15.808cm" svg:y1="1.245cm" svg:x2="15.725cm" svg:y2="1.199cm">
              <text:p/>
            </draw:line>
          </draw:g>
          <draw:path draw:style-name="gr10" draw:text-style-name="P7" draw:layer="layout" svg:width="1.147cm" svg:height="0.386cm" draw:transform="skewX (0.110304808726042) rotate (-1.18856922060814) translate (16.4546127457157cm 0.996238045454594cm)" svg:viewBox="0 0 1148 387" svg:d="M0 17c315-91 517 210 775 326l262 44 104-275 7-26">
            <text:p/>
          </draw:path>
          <draw:polyline draw:style-name="gr11" draw:text-style-name="P7" draw:layer="layout" svg:width="0.526cm" svg:height="0.045cm" svg:x="16.235cm" svg:y="1.389cm" svg:viewBox="0 0 527 46" draw:points="0,0 305,0 527,46">
            <text:p/>
          </draw:polyline>
        </draw:g>
        <draw:path draw:style-name="gr8" draw:text-style-name="P7" draw:layer="layout" svg:width="0.924cm" svg:height="1.449cm" draw:transform="skewX (0.155857902203094) rotate (2.16001948226818) translate (17.1445083489933cm 2.47807901225564cm)" svg:viewBox="0 0 925 1450" svg:d="M412 1399c294 189 736-182 382-584-355-401-585 478-752 58-110-278 5-622 241-850l12-23">
          <text:p/>
        </draw:path>
        <draw:path draw:style-name="gr12" draw:text-style-name="P3" draw:layer="layout" svg:width="10.677cm" svg:height="5.426cm" draw:transform="rotate (-0.360934089312428) translate (10.1414255461321cm -2.70186433477193cm)" svg:viewBox="0 0 10678 5427" svg:d="M1276 5353c503-208 932 131 1476-46 511-166 1011-308 1543-386 537-78 1011-361 1552-468 501-99 1011-147 1500-291 480-142 950-327 1409-533 652-292 1471-476 1839-1165 244-455-117-898-226-1329-100-393-351-744-678-961-551-367-1231-62-1810 94-516 139-1009 311-1505 490-426 154-848 320-1271 480-367 138-735 277-1101 415-446 169-894 338-1340 506-367 139-710 394-1100 416-556 30-959 358-1333 738-474 481-90 811 25 1208 130 450 660 554 930 906l336-48">
          <text:p/>
        </draw:path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path draw:style-name="gr8" draw:text-style-name="P7" draw:layer="layout" svg:width="1.163cm" svg:height="1.066cm" draw:transform="skewX (-0.0457276264022514) rotate (-1.72037104369081) translate (10.7204638366008cm 1.11520685363989cm)" svg:viewBox="0 0 1164 1067" svg:d="M259 858c249 13 650-358 738-83 110 340-461 189-695 271-414 144-315-473-210-665 245-444 730 451 494 483-230 31-227-625 101-822 283-171 496 219 448 490l29 274-92 236">
          <text:p/>
        </draw:path>
        <draw:path draw:style-name="gr9" draw:text-style-name="P7" draw:layer="layout" svg:width="0.698cm" svg:height="0.739cm" svg:x="11.101cm" svg:y="1.4cm" svg:viewBox="0 0 699 740" svg:d="M0 370c232-24 848 69 666-277-117-221-756-16-555 277l55 231 333 139h139">
          <text:p/>
        </draw:path>
        <draw:path draw:style-name="gr8" draw:text-style-name="P7" draw:layer="layout" svg:width="0.64cm" svg:height="0.44cm" draw:transform="skewX (0.0965167076352864) rotate (-1.24127816401837) translate (12.7446825011044cm 1.38797158044709cm)" svg:viewBox="0 0 641 441" svg:d="M0 353c96-90 837 262 251-31-539-269 172-381 316-292l74-4">
          <text:p/>
        </draw:path>
        <draw:path draw:style-name="gr9" draw:text-style-name="P7" draw:layer="layout" svg:width="0.698cm" svg:height="0.739cm" svg:x="13.4cm" svg:y="1.4cm" svg:viewBox="0 0 699 740" svg:d="M0 370c232-24 848 69 666-277-117-221-756-16-555 277l55 231 333 139h139">
          <text:p/>
        </draw:path>
        <draw:g>
          <draw:g>
            <draw:path draw:style-name="gr10" draw:text-style-name="P7" draw:layer="layout" svg:width="0.788cm" svg:height="1.154cm" draw:transform="skewX (0.180816110506613) rotate (2.51065612899384) translate (14.7658857387092cm 2.20041699273337cm)" svg:viewBox="0 0 789 1155" svg:d="M472 1119c628 179 151-365 14-473-223-177-293-449-486-646">
              <text:p/>
            </draw:path>
            <draw:polyline draw:style-name="gr11" draw:text-style-name="P7" draw:layer="layout" svg:width="0.526cm" svg:height="0.045cm" svg:x="14.6cm" svg:y="1.531cm" svg:viewBox="0 0 527 46" draw:points="0,0 305,0 527,46">
              <text:p/>
            </draw:polyline>
          </draw:g>
          <draw:g>
            <draw:path draw:style-name="gr10" draw:text-style-name="P7" draw:layer="layout" svg:width="0.695cm" svg:height="0.245cm" draw:transform="skewX (0.0773180858633488) rotate (-1.31021866947214) translate (15.7871938588947cm 1.47327538745473cm)" svg:viewBox="0 0 696 246" svg:d="M0 8c250-41 492 80 696 238">
              <text:p/>
            </draw:path>
            <draw:line draw:style-name="gr10" draw:text-style-name="P7" draw:layer="layout" svg:x1="15.807cm" svg:y1="1.244cm" svg:x2="15.724cm" svg:y2="1.198cm">
              <text:p/>
            </draw:line>
          </draw:g>
          <draw:path draw:style-name="gr10" draw:text-style-name="P7" draw:layer="layout" svg:width="1.147cm" svg:height="0.386cm" draw:transform="skewX (0.110304808726042) rotate (-1.18856922060814) translate (16.4536127457157cm 0.995238045454594cm)" svg:viewBox="0 0 1148 387" svg:d="M0 17c315-91 517 210 775 326l262 44 104-275 7-26">
            <text:p/>
          </draw:path>
          <draw:polyline draw:style-name="gr11" draw:text-style-name="P7" draw:layer="layout" svg:width="0.526cm" svg:height="0.045cm" svg:x="16.234cm" svg:y="1.388cm" svg:viewBox="0 0 527 46" draw:points="0,0 305,0 527,46">
            <text:p/>
          </draw:polyline>
        </draw:g>
        <draw:path draw:style-name="gr8" draw:text-style-name="P7" draw:layer="layout" svg:width="0.924cm" svg:height="1.449cm" draw:transform="skewX (0.155857902203094) rotate (2.16001948226818) translate (17.1435083489933cm 2.47707901225564cm)" svg:viewBox="0 0 925 1450" svg:d="M412 1399c294 189 736-182 382-584-355-401-585 478-752 58-110-278 5-622 241-850l12-23">
          <text:p/>
        </draw:path>
        <draw:path draw:style-name="gr12" draw:text-style-name="P3" draw:layer="layout" svg:width="10.677cm" svg:height="5.426cm" draw:transform="skewX (6.42902624311138E-017) rotate (-0.360934089312428) translate (10.1404255461321cm -2.70286433477193cm)" svg:viewBox="0 0 10678 5427" svg:d="M1276 5353c503-208 932 131 1476-46 511-166 1011-308 1543-386 537-78 1011-361 1552-468 501-99 1011-147 1500-291 480-142 950-327 1409-533 652-292 1471-476 1839-1165 244-455-117-898-226-1329-100-393-351-744-678-961-551-367-1231-62-1810 94-516 139-1009 311-1505 490-426 154-848 320-1271 480-367 138-735 277-1101 415-446 169-894 338-1340 506-367 139-710 394-1100 416-556 30-959 358-1333 738-474 481-90 811 25 1208 130 450 660 554 930 906l336-48">
          <text:p/>
        </draw:path>
        <draw:path draw:style-name="gr6" draw:text-style-name="P3" draw:layer="layout" svg:width="0.255cm" svg:height="2.718cm" svg:x="12.113cm" svg:y="2.683cm" svg:viewBox="0 0 256 2719" svg:d="M234 0c0 428 50 860 0 1286-52 442-295 865-220 1323v110">
          <text:p/>
        </draw:path>
        <draw:path draw:style-name="gr7" draw:text-style-name="P3" draw:layer="layout" svg:width="1.689cm" svg:height="1.385cm" svg:x="11.466cm" svg:y="4.41cm" svg:viewBox="0 0 1690 1386" svg:d="M0 0c287 372 294 922 624 1250 504 500 763-517 992-846l74-220">
          <text:p/>
        </draw:path>
        <draw:g>
          <draw:path draw:style-name="gr13" draw:text-style-name="P3" draw:layer="layout" svg:width="1.476cm" svg:height="1.851cm" draw:transform="skewX (0.0349065850398867) rotate (2.24938033997029) translate (2.65970798476388cm 14.1562113882802cm)" svg:viewBox="0 0 1477 1852" svg:d="M1050 15c616-113 77 460-218 318-248-118-749 267-826 1-74-257 521-145 778-99 230 42 848 36 656 392-166 307-567 419-899 540-745 271 138-221 267-246 268-51 666 63 632 441-33 371-434 364-680 416h-267l-243 50-72 24">
            <text:p/>
          </draw:path>
          <draw:path draw:style-name="gr13" draw:text-style-name="P3" draw:layer="layout" svg:width="0.68cm" svg:height="0.646cm" draw:transform="skewX (0.0308923277602996) rotate (-0.998328332140757) translate (4.39293800778099cm 11.9115019300098cm)" svg:viewBox="0 0 681 647" svg:d="M194 643c283 51 736-387 318-611-293-156-716 291-400 559l282 5">
            <text:p/>
          </draw:path>
          <draw:path draw:style-name="gr13" draw:text-style-name="P7" draw:layer="layout" svg:width="0.821cm" svg:height="0.608cm" draw:transform="skewX (0.197920337176157) rotate (-0.407359847415477) translate (4.71624385357649cm 11.3710449350169cm)" svg:viewBox="0 0 822 609" svg:d="M0 486c124-124 1074 364 322-41-692-374 221-526 405-403l95-5">
            <text:p/>
          </draw:path>
          <draw:path draw:style-name="gr14" draw:text-style-name="P7" draw:layer="layout" svg:width="0.858cm" svg:height="0.758cm" draw:transform="skewX (-0.0342084533390889) rotate (0.883485667359529) translate (5.1807090520961cm 11.2780689866322cm)" svg:viewBox="0 0 859 759" svg:d="M0 380c286-25 1042 71 818-284-144-227-928-18-682 284l68 236 409 143h170">
            <text:p/>
          </draw:path>
          <draw:path draw:style-name="gr13" draw:text-style-name="P3" draw:layer="layout" svg:width="1.64cm" svg:height="0.849cm" draw:transform="skewX (0.035081117965086) rotate (-0.700924227600924) translate (6.5613704928485cm 9.8337283958465cm)" svg:viewBox="0 0 1641 850" svg:d="M143 801c139 130 855-2 424-369-157-133-1009-320-269-121 339 91 693 173 1032 103 685-141 53 625-149 163-103-234-402-314-573-504l-64-73">
            <text:p/>
          </draw:path>
        </draw:g>
        <draw:path draw:style-name="gr7" draw:text-style-name="P3" draw:layer="layout" svg:width="6.798cm" svg:height="4.924cm" draw:transform="skewX (0.00139626340159548) rotate (0.112050137978036) translate (0.982778007210028cm 10.0146133450499cm)" svg:viewBox="0 0 6799 4925" svg:d="M5343 3019c419 135 801-100 1151-278 319-161 374-636 230-944-167-355-167-731-283-1095-107-339-381-630-734-677-412-56-829-22-1229 142-395 162-767 380-1175 494-497 139-854 454-1316 635-346 136-657 347-990 514-366 185-599 565-759 948-132 315-197 643-233 975-41 373 171 806 522 904 375 105 705 327 1120 282 473-51 906-236 1349-380 363-117 670-337 1018-480 365-149 653-440 1029-573l338-244 277-250">
          <text:p/>
        </draw:path>
        <draw:path draw:style-name="gr7" draw:text-style-name="P3" draw:layer="layout" svg:width="3.59cm" svg:height="4.02cm" draw:transform="rotate (2.09038084511361) translate (4.65581692913775cm 11.0673968314238cm)" svg:viewBox="0 0 3591 4021" svg:d="M0 13c539-67 1057 140 1545 333 568 225 1054 605 1421 1067 336 424 601 940 624 1500 17 418-319 720-488 1076l-18 32">
          <text:p/>
        </draw:path>
        <draw:path draw:style-name="gr7" draw:text-style-name="P3" draw:layer="layout" svg:width="1.976cm" svg:height="1.721cm" draw:transform="rotate (-0.785398163397448) translate (5.97691078259844cm 5.08408921740156cm)" svg:viewBox="0 0 1977 1722" svg:d="M0 657c513 95 942-179 1273-494 559-532 858 381 624 676l-51 780v103">
          <text:p/>
        </draw:path>
        <draw:frame draw:style-name="gr5" draw:text-style-name="P6" draw:layer="layout" svg:width="12.995cm" svg:height="7.545cm" svg:x="7.503cm" svg:y="4.103cm">
          <draw:text-box>
            <text:p><text:span text:style-name="T7">USER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path draw:style-name="gr6" draw:text-style-name="P3" draw:layer="layout" svg:width="0.255cm" svg:height="2.718cm" svg:x="12.113cm" svg:y="2.683cm" svg:viewBox="0 0 256 2719" svg:d="M234 0c0 428 50 860 0 1286-52 442-295 865-220 1323v110">
          <text:p/>
        </draw:path>
        <draw:path draw:style-name="gr7" draw:text-style-name="P3" draw:layer="layout" svg:width="1.689cm" svg:height="1.385cm" svg:x="11.466cm" svg:y="4.41cm" svg:viewBox="0 0 1690 1386" svg:d="M0 0c287 372 294 922 624 1250 504 500 763-517 992-846l74-220">
          <text:p/>
        </draw:path>
        <draw:path draw:style-name="gr7" draw:text-style-name="P3" draw:layer="layout" svg:width="3.59cm" svg:height="4.02cm" draw:transform="rotate (2.09038084511361) translate (4.65581692913775cm 11.0673968314238cm)" svg:viewBox="0 0 3591 4021" svg:d="M0 13c539-67 1057 140 1545 333 568 225 1054 605 1421 1067 336 424 601 940 624 1500 17 418-319 720-488 1076l-18 32">
          <text:p/>
        </draw:path>
        <draw:path draw:style-name="gr7" draw:text-style-name="P3" draw:layer="layout" svg:width="1.976cm" svg:height="1.721cm" draw:transform="rotate (-0.785398163397448) translate (5.97691078259844cm 5.08408921740156cm)" svg:viewBox="0 0 1977 1722" svg:d="M0 657c513 95 942-179 1273-494 559-532 858 381 624 676l-51 780v103">
          <text:p/>
        </draw:path>
        <draw:g>
          <draw:path draw:style-name="gr15" draw:text-style-name="P3" draw:layer="layout" svg:width="2.121cm" svg:height="1.294cm" draw:transform="rotate (-1.7866935552666) translate (21.3048441346489cm 9.95873052811492cm)" svg:viewBox="0 0 2122 1295" svg:d="M189 1166c345 64 696 4 1043 32 99 8 1287-69 368 65-306 44-614 20-920 32-358 15-903-349-583-809 238-343 618-487 1012-486 342 1 920 36 860 551l92 323 61 162">
            <text:p/>
          </draw:path>
          <draw:path draw:style-name="gr16" draw:text-style-name="P7" draw:layer="layout" svg:width="0.967cm" svg:height="1.001cm" draw:transform="rotate (-0.2158972284717) translate (21.1919222620581cm 11.0813899482592cm)" svg:viewBox="0 0 968 1002" svg:d="M0 502c322-33 1175 92 922-375-162-301-1046-23-768 375l76 312 461 188h192">
            <text:p/>
          </draw:path>
          <draw:path draw:style-name="gr17" draw:text-style-name="P7" draw:layer="layout" svg:width="0.786cm" svg:height="1.255cm" draw:transform="skewX (0.201061929829747) rotate (1.9685568633244) translate (22.0925065805357cm 12.1672938852407cm)" svg:viewBox="0 0 787 1256" svg:d="M350 1212c250 163 626-159 325-506-302-348-497 414-639 51-94-241 4-539 204-737l10-20">
            <text:p/>
          </draw:path>
          <draw:g>
            <draw:path draw:style-name="gr10" draw:text-style-name="P7" draw:layer="layout" svg:width="0.803cm" svg:height="0.224cm" draw:transform="skewX (-0.0343829862642883) rotate (-1.58161736815726) translate (23.6400875085887cm 11.6436275815822cm)" svg:viewBox="0 0 804 225" svg:d="M0 6c288-34 569 76 804 219">
              <text:p/>
            </draw:path>
            <draw:line draw:style-name="gr10" draw:text-style-name="P7" draw:layer="layout" svg:x1="23.716cm" svg:y1="11.385cm" svg:x2="23.656cm" svg:y2="11.316cm">
              <text:p/>
            </draw:line>
          </draw:g>
          <draw:path draw:style-name="gr15" draw:text-style-name="P3" draw:layer="layout" svg:width="1.598cm" svg:height="1.64cm" draw:transform="skewX (0.0527089434102287) rotate (2.10888133518475) translate (24.0271375548709cm 13.6824161607212cm)" svg:viewBox="0 0 1599 1641" svg:d="M1159 1513c563 310 533-392 207-662-446-369-624 106-693 354-62 224 1020 777 342 136-251-237-446-586-774-693-447-145-203-1005 172-480 249 349 12 792 1 1186l-15 113">
            <text:p/>
          </draw:path>
          <draw:path draw:style-name="gr15" draw:text-style-name="P7" draw:layer="layout" svg:width="1.387cm" svg:height="0.842cm" draw:transform="skewX (0.0167551608191456) rotate (-1.50115768964032) translate (26.1356657199352cm 12.0234059091913cm)" svg:viewBox="0 0 1388 843" svg:d="M0 674c209-172 1815 501 544-58-1169-515 373-729 684-558l160-8">
            <text:p/>
          </draw:path>
        </draw:g>
        <draw:path draw:style-name="gr7" draw:text-style-name="P3" draw:layer="layout" svg:width="7.63cm" svg:height="6.622cm" draw:transform="skewX (-1.47420966587071E-016) rotate (-0.909142007363847) translate (23.2761113931854cm 6.75387887072227cm)" svg:viewBox="0 0 7631 6623" svg:d="M2127 6612c642 68 1259-187 1831-437 444-194 884-384 1305-660 366-240 633-523 948-799 332-291 570-672 872-999 309-335 348-765 483-1159 172-499-11-1071-391-1470-305-320-608-619-970-849-417-265-967-297-1460-158-519 145-994 415-1396 775-335 300-774 468-1109 767-327 291-718 517-993 856-284 351-609 648-929 954-372 355-379 916-217 1415 144 445 371 805 686 1093 319 292 688 627 1173 587l625-25 35 74">
          <text:p/>
        </draw:path>
        <draw:path draw:style-name="gr7" draw:text-style-name="P3" draw:layer="layout" svg:width="3.61cm" svg:height="4.171cm" svg:x="21.865cm" svg:y="6.926cm" svg:viewBox="0 0 3611 4172" svg:d="M3491 4172c44-440-10-876 74-1323 72-385 51-788 0-1176-70-535-565-880-956-1212-370-315-818-321-1249-405-445-87-910-62-1360 0">
          <text:p/>
        </draw:path>
        <draw:path draw:style-name="gr18" draw:text-style-name="P3" draw:layer="layout" svg:width="1.168cm" svg:height="1.542cm" svg:x="21.652cm" svg:y="6.211cm" svg:viewBox="0 0 1169 1543" svg:d="M1169 0c-380 276-975 225-1140 771-176 581 502 687 882 735l111 37">
          <text:p/>
        </draw:path>
        <draw:frame draw:style-name="gr5" draw:text-style-name="P6" draw:layer="layout" svg:width="12.995cm" svg:height="7.545cm" svg:x="7.503cm" svg:y="4.103cm">
          <draw:text-box>
            <text:p><text:span text:style-name="T7">USERS</text:span></text:p>
          </draw:text-box>
        </draw:frame>
        <draw:path draw:style-name="gr7" draw:text-style-name="P3" draw:layer="layout" svg:width="6.798cm" svg:height="4.924cm" draw:transform="skewX (0.00139626340159548) rotate (0.112050137978036) translate (0.983778007210028cm 10.0146133450499cm)" svg:viewBox="0 0 6799 4925" svg:d="M5343 3019c419 135 801-100 1151-278 319-161 374-636 230-944-167-355-167-731-283-1095-107-339-381-630-734-677-412-56-829-22-1229 142-395 162-767 380-1175 494-497 139-854 454-1316 635-346 136-657 347-990 514-366 185-599 565-759 948-132 315-197 643-233 975-41 373 171 806 522 904 375 105 705 327 1120 282 473-51 906-236 1349-380 363-117 670-337 1018-480 365-149 653-440 1029-573l338-244 277-250">
          <text:p/>
        </draw:path>
        <draw:g>
          <draw:path draw:style-name="gr13" draw:text-style-name="P3" draw:layer="layout" svg:width="1.476cm" svg:height="1.851cm" draw:transform="skewX (0.0349065850398866) rotate (2.24938033997029) translate (2.66070798476386cm 14.1562113882802cm)" svg:viewBox="0 0 1477 1852" svg:d="M1050 15c616-113 77 460-218 318-248-118-749 267-826 1-74-257 521-145 778-99 230 42 848 36 656 392-166 307-567 419-899 540-745 271 138-221 267-246 268-51 666 63 632 441-33 371-434 364-680 416h-267l-243 50-72 24">
            <text:p/>
          </draw:path>
          <draw:path draw:style-name="gr13" draw:text-style-name="P3" draw:layer="layout" svg:width="0.68cm" svg:height="0.646cm" draw:transform="skewX (0.0308923277602996) rotate (-0.998328332140757) translate (4.39393800778099cm 11.9115019300098cm)" svg:viewBox="0 0 681 647" svg:d="M194 643c283 51 736-387 318-611-293-156-716 291-400 559l282 5">
            <text:p/>
          </draw:path>
          <draw:path draw:style-name="gr13" draw:text-style-name="P7" draw:layer="layout" svg:width="0.821cm" svg:height="0.608cm" draw:transform="skewX (0.197920337176157) rotate (-0.407359847415477) translate (4.71724385357649cm 11.3710449350169cm)" svg:viewBox="0 0 822 609" svg:d="M0 486c124-124 1074 364 322-41-692-374 221-526 405-403l95-5">
            <text:p/>
          </draw:path>
          <draw:path draw:style-name="gr14" draw:text-style-name="P7" draw:layer="layout" svg:width="0.858cm" svg:height="0.758cm" draw:transform="skewX (-0.0342084533390889) rotate (0.883485667359529) translate (5.1817090520961cm 11.2780689866322cm)" svg:viewBox="0 0 859 759" svg:d="M0 380c286-25 1042 71 818-284-144-227-928-18-682 284l68 236 409 143h170">
            <text:p/>
          </draw:path>
          <draw:path draw:style-name="gr13" draw:text-style-name="P3" draw:layer="layout" svg:width="1.64cm" svg:height="0.849cm" draw:transform="skewX (0.0350811179650859) rotate (-0.700924227600924) translate (6.5623704928485cm 9.8337283958465cm)" svg:viewBox="0 0 1641 850" svg:d="M143 801c139 130 855-2 424-369-157-133-1009-320-269-121 339 91 693 173 1032 103 685-141 53 625-149 163-103-234-402-314-573-504l-64-73">
            <text:p/>
          </draw:path>
        </draw:g>
        <draw:path draw:style-name="gr8" draw:text-style-name="P7" draw:layer="layout" svg:width="1.163cm" svg:height="1.066cm" draw:transform="skewX (-0.0457276264022514) rotate (-1.72037104369081) translate (10.7214638366008cm 1.11620685363989cm)" svg:viewBox="0 0 1164 1067" svg:d="M259 858c249 13 650-358 738-83 110 340-461 189-695 271-414 144-315-473-210-665 245-444 730 451 494 483-230 31-227-625 101-822 283-171 496 219 448 490l29 274-92 236">
          <text:p/>
        </draw:path>
        <draw:path draw:style-name="gr9" draw:text-style-name="P7" draw:layer="layout" svg:width="0.698cm" svg:height="0.739cm" svg:x="11.102cm" svg:y="1.401cm" svg:viewBox="0 0 699 740" svg:d="M0 370c232-24 848 69 666-277-117-221-756-16-555 277l55 231 333 139h139">
          <text:p/>
        </draw:path>
        <draw:path draw:style-name="gr8" draw:text-style-name="P7" draw:layer="layout" svg:width="0.64cm" svg:height="0.44cm" draw:transform="skewX (0.0965167076352863) rotate (-1.24127816401837) translate (12.7456825011044cm 1.38897158044709cm)" svg:viewBox="0 0 641 441" svg:d="M0 353c96-90 837 262 251-31-539-269 172-381 316-292l74-4">
          <text:p/>
        </draw:path>
        <draw:path draw:style-name="gr9" draw:text-style-name="P7" draw:layer="layout" svg:width="0.698cm" svg:height="0.739cm" svg:x="13.401cm" svg:y="1.401cm" svg:viewBox="0 0 699 740" svg:d="M0 370c232-24 848 69 666-277-117-221-756-16-555 277l55 231 333 139h139">
          <text:p/>
        </draw:path>
        <draw:g>
          <draw:g>
            <draw:path draw:style-name="gr10" draw:text-style-name="P7" draw:layer="layout" svg:width="0.788cm" svg:height="1.154cm" draw:transform="skewX (0.180816110506613) rotate (2.51065612899384) translate (14.7668857387092cm 2.20141699273337cm)" svg:viewBox="0 0 789 1155" svg:d="M472 1119c628 179 151-365 14-473-223-177-293-449-486-646">
              <text:p/>
            </draw:path>
            <draw:polyline draw:style-name="gr11" draw:text-style-name="P7" draw:layer="layout" svg:width="0.526cm" svg:height="0.045cm" svg:x="14.601cm" svg:y="1.532cm" svg:viewBox="0 0 527 46" draw:points="0,0 305,0 527,46">
              <text:p/>
            </draw:polyline>
          </draw:g>
          <draw:g>
            <draw:path draw:style-name="gr10" draw:text-style-name="P7" draw:layer="layout" svg:width="0.695cm" svg:height="0.245cm" draw:transform="skewX (0.0773180858633488) rotate (-1.31021866947214) translate (15.7881938588947cm 1.47427538745473cm)" svg:viewBox="0 0 696 246" svg:d="M0 8c250-41 492 80 696 238">
              <text:p/>
            </draw:path>
            <draw:line draw:style-name="gr10" draw:text-style-name="P7" draw:layer="layout" svg:x1="15.808cm" svg:y1="1.245cm" svg:x2="15.725cm" svg:y2="1.199cm">
              <text:p/>
            </draw:line>
          </draw:g>
          <draw:path draw:style-name="gr10" draw:text-style-name="P7" draw:layer="layout" svg:width="1.147cm" svg:height="0.386cm" draw:transform="skewX (0.110304808726042) rotate (-1.18856922060814) translate (16.4546127457157cm 0.996238045454594cm)" svg:viewBox="0 0 1148 387" svg:d="M0 17c315-91 517 210 775 326l262 44 104-275 7-26">
            <text:p/>
          </draw:path>
          <draw:polyline draw:style-name="gr11" draw:text-style-name="P7" draw:layer="layout" svg:width="0.526cm" svg:height="0.045cm" svg:x="16.235cm" svg:y="1.389cm" svg:viewBox="0 0 527 46" draw:points="0,0 305,0 527,46">
            <text:p/>
          </draw:polyline>
        </draw:g>
        <draw:path draw:style-name="gr8" draw:text-style-name="P7" draw:layer="layout" svg:width="0.924cm" svg:height="1.449cm" draw:transform="skewX (0.155857902203094) rotate (2.16001948226818) translate (17.1445083489933cm 2.47807901225564cm)" svg:viewBox="0 0 925 1450" svg:d="M412 1399c294 189 736-182 382-584-355-401-585 478-752 58-110-278 5-622 241-850l12-23">
          <text:p/>
        </draw:path>
        <draw:path draw:style-name="gr12" draw:text-style-name="P3" draw:layer="layout" svg:width="10.677cm" svg:height="5.426cm" draw:transform="rotate (-0.360934089312428) translate (10.1414255461321cm -2.70186433477193cm)" svg:viewBox="0 0 10678 5427" svg:d="M1276 5353c503-208 932 131 1476-46 511-166 1011-308 1543-386 537-78 1011-361 1552-468 501-99 1011-147 1500-291 480-142 950-327 1409-533 652-292 1471-476 1839-1165 244-455-117-898-226-1329-100-393-351-744-678-961-551-367-1231-62-1810 94-516 139-1009 311-1505 490-426 154-848 320-1271 480-367 138-735 277-1101 415-446 169-894 338-1340 506-367 139-710 394-1100 416-556 30-959 358-1333 738-474 481-90 811 25 1208 130 450 660 554 930 906l336-48">
          <text:p/>
        </draw:path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2" draw:text-style-name="P3" draw:layer="layout" svg:width="7.037cm" svg:height="9.021cm" svg:x="10.482cm" svg:y="5.779cm">
          <draw:image xlink:href="Pictures/100002010000010A00000155694674B78A765AA7.png" xlink:type="simple" xlink:show="embed" xlink:actuate="onLoad">
            <text:p/>
          </draw:image>
        </draw:frame>
        <draw:frame draw:style-name="gr2" draw:text-style-name="P3" draw:layer="layout" svg:width="2.045cm" svg:height="2.045cm" draw:transform="rotate (0.53232542185827) translate (12.6cm 12.638cm)">
          <draw:image xlink:href="Pictures/10000201000002D0000002D0A9B5A7FBA8E0139A.png" xlink:type="simple" xlink:show="embed" xlink:actuate="onLoad">
            <text:p/>
          </draw:image>
        </draw:frame>
        <draw:frame draw:style-name="gr2" draw:text-style-name="P3" draw:layer="layout" svg:width="4.677cm" svg:height="9.017cm" svg:x="0.723cm" svg:y="1.383cm">
          <draw:image xlink:href="Pictures/100002010000012C00000254EE8ACE6D6CDE94A2.png" xlink:type="simple" xlink:show="embed" xlink:actuate="onLoad">
            <text:p/>
          </draw:image>
        </draw:frame>
        <draw:frame draw:style-name="gr2" draw:text-style-name="P3" draw:layer="layout" svg:width="4.24cm" svg:height="7.4cm" svg:x="0.922cm" svg:y="2.4cm">
          <draw:image xlink:href="Pictures/100000000000016F0000027302DF560346E65BF4.png" xlink:type="simple" xlink:show="embed" xlink:actuate="onLoad">
            <text:p/>
          </draw:image>
        </draw:frame>
        <draw:g>
          <draw:frame draw:style-name="gr2" draw:text-style-name="P3" draw:layer="layout" svg:width="4.677cm" svg:height="9.017cm" svg:x="6.201cm" svg:y="4.383cm">
            <draw:image xlink:href="Pictures/100002010000012C00000254BF1018F615E84DC6.png" xlink:type="simple" xlink:show="embed" xlink:actuate="onLoad">
              <text:p/>
            </draw:image>
          </draw:frame>
          <draw:frame draw:style-name="gr2" draw:text-style-name="P3" draw:layer="layout" svg:width="4.24cm" svg:height="7.4cm" svg:x="6.4cm" svg:y="5.4cm">
            <draw:image xlink:href="Pictures/100002010000016F0000027332B4EB887117C464.png" xlink:type="simple" xlink:show="embed" xlink:actuate="onLoad">
              <text:p/>
            </draw:image>
          </draw:frame>
        </draw:g>
        <draw:g>
          <draw:frame draw:style-name="gr2" draw:text-style-name="P3" draw:layer="layout" svg:width="4.677cm" svg:height="9.017cm" svg:x="17.001cm" svg:y="4.383cm">
            <draw:image xlink:href="Pictures/100002010000012C000002547EE4C7DE72C4561F.png" xlink:type="simple" xlink:show="embed" xlink:actuate="onLoad">
              <text:p/>
            </draw:image>
          </draw:frame>
          <draw:frame draw:style-name="gr2" draw:text-style-name="P3" draw:layer="layout" svg:width="4.24cm" svg:height="7.4cm" svg:x="17.2cm" svg:y="5.4cm">
            <draw:image xlink:href="Pictures/100002010000016E0000027350E3617B9EF19303.png" xlink:type="simple" xlink:show="embed" xlink:actuate="onLoad">
              <text:p/>
            </draw:image>
          </draw:frame>
        </draw:g>
        <draw:frame draw:style-name="gr2" draw:text-style-name="P3" draw:layer="layout" svg:width="3.861cm" svg:height="3.617cm" svg:x="12.2cm" svg:y="7.8cm">
          <draw:image xlink:href="Pictures/100002010000029E00000287E92AA5CD4DB280D9.png" xlink:type="simple" xlink:show="embed" xlink:actuate="onLoad">
            <text:p/>
          </draw:image>
        </draw:frame>
        <draw:g>
          <draw:g>
            <draw:frame draw:style-name="gr2" draw:text-style-name="P3" draw:layer="layout" svg:width="4.678cm" svg:height="9.018cm" svg:x="22.422cm" svg:y="1.4cm">
              <draw:image xlink:href="Pictures/100002010000012C0000025440A93A9312C39758.png" xlink:type="simple" xlink:show="embed" xlink:actuate="onLoad">
                <text:p/>
              </draw:image>
            </draw:frame>
            <draw:frame draw:style-name="gr2" draw:text-style-name="P3" draw:layer="layout" svg:width="4.24cm" svg:height="7.4cm" svg:x="22.622cm" svg:y="2.418cm">
              <draw:image xlink:href="Pictures/100002010000016100000273CFFF4D40FCBE8FC1.png" xlink:type="simple" xlink:show="embed" xlink:actuate="onLoad">
                <text:p/>
              </draw:image>
            </draw:frame>
          </draw:g>
          <draw:frame draw:style-name="gr19" draw:text-style-name="P3" draw:layer="layout" svg:width="4.24cm" svg:height="7.449cm" svg:x="22.622cm" svg:y="2.418cm">
            <draw:image xlink:href="Pictures/100002010000013900000273163E4D4F0BCAE9D2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20" draw:text-style-name="P9" draw:layer="layout" svg:width="20.8cm" svg:height="5.651cm" draw:transform="rotate (-0.0879645943005143) translate (3.888cm 8.512cm)">
          <draw:text-box>
            <text:p text:style-name="P8"><text:span text:style-name="T8">Techno</text:span></text:p>
            <text:p text:style-name="P8"><text:span text:style-name="T8">vation</text:span></text:p>
          </draw:text-box>
        </draw:frame>
        <draw:frame draw:style-name="gr21" draw:text-style-name="P10" draw:layer="layout" svg:width="21.038cm" svg:height="7.546cm" draw:transform="rotate (0.0333357887130917) translate (3.643cm 8.807cm)">
          <draw:text-box>
            <text:p><text:span text:style-name="T9">Technovation</text:span></text:p>
          </draw:text-box>
        </draw:frame>
        <draw:g>
          <draw:frame draw:style-name="gr2" draw:text-style-name="P3" draw:layer="layout" svg:width="4.678cm" svg:height="9.018cm" svg:x="11.6cm" svg:y="1.3cm">
            <draw:image xlink:href="Pictures/100002010000012C0000025440A93A9312C39758.png" xlink:type="simple" xlink:show="embed" xlink:actuate="onLoad">
              <text:p/>
            </draw:image>
          </draw:frame>
          <draw:frame draw:style-name="gr2" draw:text-style-name="P3" draw:layer="layout" svg:width="4.24cm" svg:height="7.4cm" svg:x="11.8cm" svg:y="2.318cm">
            <draw:image xlink:href="Pictures/100002010000016100000273CFFF4D40FCBE8FC1.png" xlink:type="simple" xlink:show="embed" xlink:actuate="onLoad">
              <text:p/>
            </draw:image>
          </draw:frame>
        </draw:g>
        <draw:frame draw:style-name="gr19" draw:text-style-name="P3" draw:layer="layout" svg:width="4.24cm" svg:height="7.449cm" svg:x="11.8cm" svg:y="2.318cm">
          <draw:image xlink:href="Pictures/100002010000013900000273163E4D4F0BCAE9D2.png" xlink:type="simple" xlink:show="embed" xlink:actuate="onLoad">
            <text:p/>
          </draw:image>
        </draw:frame>
        <draw:path draw:style-name="gr22" draw:text-style-name="P3" draw:layer="layout" svg:width="14.769cm" svg:height="1.627cm" svg:x="6.6cm" svg:y="13.4cm" svg:viewBox="0 0 14770 1628" svg:d="M0 1628c693-330 1449-156 2180-145 1351 21 2611-339 3955-262 1415 81 2788-418 4186-582 960-112 1937-81 2879-290 486-108 1008-73 1454-320l116-29">
          <text:p/>
        </draw:path>
        <draw:path draw:style-name="gr22" draw:text-style-name="P3" draw:layer="layout" svg:width="14.769cm" svg:height="1.627cm" draw:transform="rotate (-0.0926769832808996) translate (6.70702339417047cm 13.0200530380907cm)" svg:viewBox="0 0 14770 1628" svg:d="M0 1628c693-330 1449-156 2180-145 1351 21 2611-339 3955-262 1415 81 2788-418 4186-582 960-112 1937-81 2879-290 486-108 1008-73 1454-320l116-29">
          <text:p/>
        </draw:path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Karumbi" svg:font-family="Karumb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8:53:21.977486820</meta:creation-date>
    <dc:date>2018-05-09T13:51:44.375708767</dc:date>
    <meta:editing-duration>PT12M50S</meta:editing-duration>
    <meta:editing-cycles>6</meta:editing-cycles>
    <meta:generator>LibreOffice/6.0.3.2$Linux_X86_64 LibreOffice_project/00m0$Build-2</meta:generator>
    <meta:document-statistic meta:object-count="150"/>
  </office:meta>
</office:document-meta>
</file>